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C0000004BDF112D7ADB63A277.png" manifest:media-type="image/png"/>
  <manifest:file-entry manifest:full-path="Pictures/10000201000000320000002AC5D69120726D1C5A.png" manifest:media-type="image/png"/>
  <manifest:file-entry manifest:full-path="Pictures/100002010000002A0000003A4939AA990487D982.png" manifest:media-type="image/png"/>
  <manifest:file-entry manifest:full-path="Pictures/10000201000001FC00000064160D8C7295D320D7.png" manifest:media-type="image/png"/>
  <manifest:file-entry manifest:full-path="Pictures/100002010000003A0000003AE03E757C5657F9CD.png" manifest:media-type="image/png"/>
  <manifest:file-entry manifest:full-path="Pictures/100002010000011B00000053601E657B36758BC4.png" manifest:media-type="image/png"/>
  <manifest:file-entry manifest:full-path="Pictures/100002010000002A0000002A21E49134E93B45F3.png" manifest:media-type="image/png"/>
  <manifest:file-entry manifest:full-path="Pictures/1000020100000021000000430B2F2D7980EE30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666666" draw:marker-start="" draw:marker-end="Arrow" draw:marker-end-width="0.152cm" draw:fill="none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5%" draw:red="90%" draw:green="90%" draw:blue="90%" fo:clip="rect(0cm, 0cm, 0cm, 0cm)" draw:image-opacity="100%" style:mirror="none"/>
    </style:style>
    <style:style style:name="gr3" style:family="graphic" style:parent-style-name="standard">
      <style:graphic-properties draw:stroke="solid" svg:stroke-width="0.011cm" svg:stroke-color="#000000" draw:marker-start-width="0.217cm" draw:marker-end-width="0.217cm" draw:fill-color="#dddddd" draw:opacity="70%" draw:textarea-horizontal-align="justify" draw:textarea-vertical-align="middle" draw:auto-grow-height="false" fo:min-height="2.583cm" fo:min-width="4.746cm" fo:padding-top="0.131cm" fo:padding-bottom="0.131cm" fo:padding-left="0.256cm" fo:padding-right="0.256cm"/>
    </style:style>
    <style:style style:name="gr4" style:family="graphic" style:parent-style-name="standard">
      <style:graphic-properties draw:stroke="solid" svg:stroke-width="0.011cm" svg:stroke-color="#000000" draw:marker-start-width="0.217cm" draw:marker-end-width="0.217cm" draw:fill-color="#ffffff" draw:opacity="100%" draw:textarea-horizontal-align="justify" draw:textarea-vertical-align="middle" draw:auto-grow-height="false" fo:min-height="0.17cm" fo:min-width="0cm" fo:padding-top="0.131cm" fo:padding-bottom="0.131cm" fo:padding-left="0.256cm" fo:padding-right="0.256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.96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000000" draw:marker-start="Arrow" draw:marker-start-width="0.076cm" draw:marker-end="Arrow" draw:marker-end-width="0.076cm" svg:stroke-opacity="100%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 draw:opacity="70%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401cm" svg:y1="2.397cm" svg:x2="10.401cm" svg:y2="1.432cm">
          <text:p/>
        </draw:line>
        <draw:frame draw:style-name="gr2" draw:text-style-name="P1" draw:layer="layout" svg:width="0.176cm" svg:height="0.244cm" svg:x="10.149cm" svg:y="1.686cm">
          <draw:image xlink:href="Pictures/100002010000002A0000003A4939AA990487D982.png" xlink:type="simple" xlink:show="embed" xlink:actuate="onLoad">
            <text:p/>
          </draw:image>
        </draw:frame>
        <draw:line draw:style-name="gr1" draw:text-style-name="P1" draw:layer="layout" svg:x1="10.401cm" svg:y1="2.397cm" svg:x2="11.366cm" svg:y2="2.397cm">
          <text:p/>
        </draw:line>
        <draw:frame draw:style-name="gr2" draw:text-style-name="P1" draw:layer="layout" svg:width="0.21cm" svg:height="0.176cm" svg:x="10.877cm" svg:y="2.448cm">
          <draw:image xlink:href="Pictures/10000201000000320000002AC5D69120726D1C5A.png" xlink:type="simple" xlink:show="embed" xlink:actuate="onLoad">
            <text:p/>
          </draw:image>
        </draw:frame>
        <draw:custom-shape draw:style-name="gr3" draw:text-style-name="P2" draw:layer="layout" svg:width="5.258cm" svg:height="2.845cm" svg:x="4.81cm" svg:y="1.9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432cm" svg:x="5.064cm" svg:y="1.9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432cm" svg:x="5.564cm" svg:y="1.9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432cm" svg:x="6.064cm" svg:y="1.9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432cm" svg:x="6.564cm" svg:y="1.9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432cm" svg:x="7.064cm" svg:y="1.9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432cm" svg:x="7.564cm" svg:y="1.9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432cm" svg:x="8.064cm" svg:y="1.9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432cm" svg:x="8.564cm" svg:y="1.9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432cm" svg:x="9.069cm" svg:y="1.9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432cm" svg:x="9.569cm" svg:y="1.9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61cm" svg:height="0.102cm" svg:x="4.683cm" svg:y="1.88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149cm" svg:height="0.422cm" svg:x="6.344cm" svg:y="3.372cm">
          <draw:image xlink:href="Pictures/10000201000001FC00000064160D8C7295D320D7.png" xlink:type="simple" xlink:show="embed" xlink:actuate="onLoad">
            <text:p/>
          </draw:image>
        </draw:frame>
        <draw:frame draw:style-name="gr6" draw:text-style-name="P1" draw:layer="layout" svg:width="1.197cm" svg:height="0.35cm" svg:x="8.185cm" svg:y="1.539cm">
          <draw:image xlink:href="Pictures/100002010000011B00000053601E657B36758BC4.png" xlink:type="simple" xlink:show="embed" xlink:actuate="onLoad">
            <text:p/>
          </draw:image>
        </draw:frame>
        <draw:line draw:style-name="gr7" draw:text-style-name="P1" draw:layer="layout" svg:x1="5.318cm" svg:y1="1.889cm" svg:x2="5.826cm" svg:y2="1.889cm">
          <text:p/>
        </draw:line>
        <draw:frame draw:style-name="gr6" draw:text-style-name="P1" draw:layer="layout" svg:width="0.176cm" svg:height="0.176cm" svg:x="5.47cm" svg:y="1.635cm">
          <draw:image xlink:href="Pictures/100002010000002A0000002A21E49134E93B45F3.png" xlink:type="simple" xlink:show="embed" xlink:actuate="onLoad">
            <text:p/>
          </draw:image>
        </draw:frame>
        <draw:line draw:style-name="gr7" draw:text-style-name="P1" draw:layer="layout" svg:x1="4.785cm" svg:y1="1.889cm" svg:x2="5.064cm" svg:y2="1.889cm">
          <text:p/>
        </draw:line>
        <draw:frame draw:style-name="gr6" draw:text-style-name="P1" draw:layer="layout" svg:width="0.138cm" svg:height="0.282cm" svg:x="4.861cm" svg:y="1.508cm">
          <draw:image xlink:href="Pictures/1000020100000021000000430B2F2D7980EE3013.png" xlink:type="simple" xlink:show="embed" xlink:actuate="onLoad">
            <text:p/>
          </draw:image>
        </draw:frame>
        <draw:line draw:style-name="gr7" draw:text-style-name="P1" draw:layer="layout" svg:x1="4.658cm" svg:y1="2.422cm" svg:x2="4.658cm" svg:y2="2.016cm">
          <text:p/>
        </draw:line>
        <draw:frame draw:style-name="gr6" draw:text-style-name="P1" draw:layer="layout" svg:width="0.244cm" svg:height="0.244cm" svg:x="4.353cm" svg:y="2.118cm">
          <draw:image xlink:href="Pictures/100002010000003A0000003AE03E757C5657F9CD.png" xlink:type="simple" xlink:show="embed" xlink:actuate="onLoad">
            <text:p/>
          </draw:image>
        </draw:frame>
        <draw:line draw:style-name="gr7" draw:text-style-name="P1" draw:layer="layout" svg:x1="4.81cm" svg:y1="4.962cm" svg:x2="10.042cm" svg:y2="4.962cm">
          <text:p/>
        </draw:line>
        <draw:frame draw:style-name="gr6" draw:text-style-name="P1" draw:layer="layout" svg:width="0.356cm" svg:height="0.279cm" svg:x="7.207cm" svg:y="4.988cm">
          <draw:image xlink:href="Pictures/100002010000005C0000004BDF112D7ADB63A2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7T16:29:56.392649265</meta:creation-date>
    <dc:date>2023-10-10T10:49:09.616526566</dc:date>
    <meta:editing-duration>PT37M18S</meta:editing-duration>
    <meta:editing-cycles>16</meta:editing-cycles>
    <meta:generator>LibreOffice/6.0.7.3$Linux_X86_64 LibreOffice_project/00m0$Build-3</meta:generator>
    <meta:document-statistic meta:object-count="26"/>
  </office:meta>
</office:document-meta>
</file>